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3.8cm" svg:height="1.8cm" svg:x="8.6cm" svg:y="1.4cm">
          <text:p text:style-name="P1">Einschalten/</text:p>
          <text:p text:style-name="P1">Res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5.3cm" svg:height="1.4cm" svg:x="7.85cm" svg:y="5.2cm">
          <text:p text:style-name="P1">Durchlauf (swipe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0.5cm" svg:y1="3.2cm" svg:x2="10.5cm" svg:y2="5.2cm" draw:start-shape="id1" draw:start-glue-point="6" draw:end-shape="id2" draw:end-glue-point="4" svg:d="M10500 3200v2000" svg:viewBox="0 0 1 2001">
          <text:p/>
        </draw:connector>
        <draw:custom-shape draw:style-name="gr1" draw:text-style-name="P1" xml:id="id3" draw:id="id3" draw:layer="layout" svg:width="4.3cm" svg:height="1.8cm" svg:x="8.35cm" svg:y="8.8cm">
          <text:p text:style-name="P1">Blinken in </text:p>
          <text:p text:style-name="P1">Reihenfolg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0.5cm" svg:y1="6.6cm" svg:x2="10.5cm" svg:y2="8.8cm" draw:start-shape="id2" draw:start-glue-point="6" draw:end-shape="id3" svg:d="M10500 6600v2200" svg:viewBox="0 0 1 2201">
          <text:p/>
        </draw:connector>
        <draw:custom-shape draw:style-name="gr1" draw:text-style-name="P1" xml:id="id4" draw:id="id4" draw:layer="layout" svg:width="4.4cm" svg:height="2.2cm" svg:x="8.3cm" svg:y="12.1cm">
          <text:p text:style-name="P1">Auf Input</text:p>
          <text:p text:style-name="P1">warte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0.5cm" svg:y1="10.6cm" svg:x2="10.5cm" svg:y2="12.1cm" draw:start-shape="id3" draw:start-glue-point="6" draw:end-shape="id4" draw:end-glue-point="4" svg:d="M10500 10600v1500" svg:viewBox="0 0 1 1501">
          <text:p/>
        </draw:connector>
        <draw:custom-shape draw:style-name="gr1" draw:text-style-name="P1" xml:id="id5" draw:id="id5" draw:layer="layout" svg:width="4.2cm" svg:height="1.9cm" svg:x="8.4cm" svg:y="16.3cm">
          <text:p text:style-name="P1">Korrek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0.5cm" svg:y1="14.3cm" svg:x2="10.5cm" svg:y2="16.3cm" draw:start-shape="id4" draw:start-glue-point="6" draw:end-shape="id5" draw:end-glue-point="4" svg:d="M10500 14300v2000" svg:viewBox="0 0 1 2001">
          <text:p/>
        </draw:connector>
        <draw:custom-shape draw:style-name="gr1" draw:text-style-name="P1" xml:id="id6" draw:id="id6" draw:layer="layout" svg:width="4.1cm" svg:height="1.7cm" svg:x="2.2cm" svg:y="16.4cm">
          <text:p text:style-name="P1">n=n+1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8.4cm" svg:y1="17.25cm" svg:x2="6.3cm" svg:y2="17.25cm" draw:start-shape="id5" draw:start-glue-point="5" draw:end-shape="id6" draw:end-glue-point="7" svg:d="M8400 17250h-2100" svg:viewBox="0 0 2101 1">
          <text:p/>
        </draw:connector>
        <draw:connector draw:style-name="gr2" draw:text-style-name="P1" draw:layer="layout" svg:x1="4.25cm" svg:y1="16.4cm" svg:x2="7.85cm" svg:y2="5.9cm" draw:start-shape="id6" draw:start-glue-point="4" draw:end-shape="id2" draw:end-glue-point="5" svg:d="M4250 16400v-10500h3600" svg:viewBox="0 0 3601 10501">
          <text:p/>
        </draw:connector>
        <draw:custom-shape draw:style-name="gr1" draw:text-style-name="P1" xml:id="id7" draw:id="id7" draw:layer="layout" svg:width="3.9cm" svg:height="1.4cm" svg:x="14.5cm" svg:y="17.9cm">
          <text:p text:style-name="P1">blinke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4.9cm" svg:height="1.6cm" svg:x="14cm" svg:y="20.7cm">
          <text:p text:style-name="P1">Score anzeige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2.6cm" svg:y1="17.25cm" svg:x2="16.45cm" svg:y2="17.9cm" draw:start-shape="id5" draw:start-glue-point="7" draw:end-shape="id7" draw:end-glue-point="4" svg:d="M12600 17250h3850v650" svg:viewBox="0 0 3851 651">
          <text:p/>
        </draw:connector>
        <draw:connector draw:style-name="gr2" draw:text-style-name="P1" draw:layer="layout" svg:x1="16.45cm" svg:y1="19.3cm" svg:x2="16.45cm" svg:y2="20.7cm" draw:start-shape="id7" draw:start-glue-point="6" draw:end-shape="id8" draw:end-glue-point="4" svg:d="M16450 19300v1400" svg:viewBox="0 0 1 1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Ulmschneider</meta:initial-creator>
    <meta:creation-date>2015-01-17T12:58:59.151000000</meta:creation-date>
    <dc:date>2015-01-17T15:49:11.627000000</dc:date>
    <dc:creator>Florian Ulmschneider</dc:creator>
    <meta:editing-duration>PT2H35M2S</meta:editing-duration>
    <meta:editing-cycles>1</meta:editing-cycles>
    <meta:document-statistic meta:object-count="16"/>
    <meta:generator>LibreOffice/4.2.7.2$Windows_x86 LibreOffice_project/933c0aa564ec4f8883ed5732c866db48dca4dac5</meta:generator>
  </office:meta>
</office:document-meta>
</file>